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Britannic Bold" svg:font-family="'Britannic Bold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HG明朝B" svg:font-family="HG明朝B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88d46" officeooo:paragraph-rsid="00188d46" style:font-weight-asian="bold" style:font-weight-complex="bold"/>
    </style:style>
    <style:style style:name="P3" style:family="paragraph" style:parent-style-name="Standard">
      <style:text-properties officeooo:paragraph-rsid="00188d46"/>
    </style:style>
    <style:style style:name="P4" style:family="paragraph" style:parent-style-name="Title" style:master-page-name="First_20_Page">
      <style:paragraph-properties style:page-number="1"/>
    </style:style>
    <style:style style:name="T1" style:family="text">
      <style:text-properties style:font-name="Cambria" fo:font-size="11pt" fo:font-weight="normal" style:font-size-asian="11pt" style:font-weight-asian="normal" style:font-size-complex="11pt"/>
    </style:style>
    <style:style style:name="T2" style:family="text">
      <style:text-properties style:font-name="Cambria" fo:font-size="10pt" fo:font-weight="normal" style:font-size-asian="10pt" style:font-weight-asian="normal" style:font-size-complex="10pt"/>
    </style:style>
    <style:style style:name="T3" style:family="text">
      <style:text-properties style:font-name="Cambria" fo:font-size="12pt" fo:font-weight="bold" style:font-size-asian="12pt" style:font-weight-asian="bold" style:font-size-complex="12pt"/>
    </style:style>
    <style:style style:name="T4" style:family="text">
      <style:text-properties style:font-name="Britannic Bold" fo:font-size="12pt" style:font-size-asian="12pt" style:font-size-complex="12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Jason Calvert</text:p>
      <text:p text:style-name="Standard">Retreat 7945</text:p>
      <text:p text:style-name="Standard">DOB: 07 APRIL 1998</text:p>
      <text:p text:style-name="Standard">Contact Number <text:s text:c="2"/>076 256 2346</text:p>
      <text:p text:style-name="Standard">Valid driver’s license: Code 8</text:p>
      <text:p text:style-name="Standard"/>
      <text:h text:style-name="Heading_20_1" text:outline-level="1">Objective</text:h>
      <text:p text:style-name="Standard">To expand my knowledge within the company</text:p>
      <text:h text:style-name="Heading_20_1" text:outline-level="1">Education</text:h>
      <text:p text:style-name="Standard">GRADE 12: <text:s text:c="2"/>2015</text:p>
      <text:p text:style-name="Standard">Rocklands Senior Secondary</text:p>
      <text:p text:style-name="Standard">Subjects:</text:p>
      <text:p text:style-name="Standard">English, Afrikaans, Life Orientation, Mathematics literacy,</text:p>
      <text:p text:style-name="Standard">Life Sciences, Geography, Tourism</text:p>
      <text:p text:style-name="Standard"/>
      <text:h text:style-name="Heading_20_1" text:outline-level="1">Experience</text:h>
      <text:h text:style-name="Heading_20_2" text:outline-level="2">Job Title: <text:s text:c="2"/><text:span text:style-name="T1">Filing clerk</text:span></text:h>
      <text:p text:style-name="Standard"/>
      <text:h text:style-name="Heading_20_2" text:outline-level="2">Duties: <text:s/><text:span text:style-name="T2">Kept patient records organized, organize patient records into correct FORMAT, <text:s text:c="6"/>entered patient records into database</text:span></text:h>
      <text:p text:style-name="Standard"/>
      <text:p text:style-name="Standard"><text:span text:style-name="T3">COMPANY:</text:span><text:span text:style-name="T4"> <text:s/></text:span>Vincent Palotti: Dec.2015-Nov 2016.</text:p>
      <text:p text:style-name="Standard"/>
      <text:h text:style-name="Heading_20_2" text:outline-level="2">job TITLE: WARD clerk</text:h>
      <text:h text:style-name="Heading_20_2" text:outline-level="2"/>
      <text:h text:style-name="Heading_20_2" text:outline-level="2">Duties: <text:s/><text:span text:style-name="T2">Set up records for new patients, answered phones and handle patient records</text:span></text:h>
      <text:p text:style-name="Standard"><text:span text:style-name="T3">COMPANY: </text:span>Vincent Palotti Mental Health: Nov .2016—Jan .2017</text:p>
      <text:p text:style-name="Standard"/>
      <text:p text:style-name="Standard"><text:span text:style-name="T5">JOB TITLE</text:span>: In Store Promoter</text:p>
      <text:p text:style-name="Standard"><text:soft-page-break/><text:span text:style-name="T5">COMPANY</text:span>: Blue Ribbon<text:span text:style-name="T5"> </text:span></text:p>
      <text:p text:style-name="Standard">Duties Include: Demonstrate and explain the product in order to persuade customers to purchase the product. </text:p>
      <text:p text:style-name="Standard"><text:s text:c="28"/>: Responsible for promoting the company brands <text:s/></text:p>
      <text:p text:style-name="Standard"><text:s text:c="28"/>: Ensure satisfied customers <text:s/></text:p>
      <text:p text:style-name="Standard">Contract terminated: June 2017- 31 July 2019 </text:p>
      <text:p text:style-name="Standard"><text:s/>Reference: Peter Van Der Westhuizen 071 1592 126</text:p>
      <text:p text:style-name="P1"/>
      <text:p text:style-name="P1"/>
      <text:p text:style-name="Standard"/>
      <text:p text:style-name="Standard"><text:span text:style-name="T6">COMPANY: </text:span>OLD MUTUAL</text:p>
      <text:p text:style-name="P3"><text:span text:style-name="T6">POSITION</text:span>: <text:s/>Financial Advisor </text:p>
      <text:p text:style-name="Standard"><text:s text:c="2"/>Date started: <text:s text:c="4"/>1 January 2020 – 25 June 2020</text:p>
      <text:p text:style-name="Standard">Reference - Manager: <text:s text:c="5"/>Winston Bowers</text:p>
      <text:p text:style-name="Standard">Contact: 072 575 1548</text:p>
      <text:p text:style-name="Standard"><text:s text:c="24"/></text:p>
      <text:p text:style-name="Standard"/>
      <text:p text:style-name="P2">Presently: </text:p>
      <text:p text:style-name="P2">Company:<text:span text:style-name="T7"> LifeChoices Academy</text:span></text:p>
      <text:p text:style-name="P2">Position: <text:span text:style-name="T7">Intern studying software engineering </text:span></text:p>
      <text:p text:style-name="P2">Date Started: <text:span text:style-name="T7">06 April 2021 - Present</text:span></text:p>
      <text:p text:style-name="Standard"><text:s/></text:p>
      <text:p text:style-name="Standard"/>
      <text:p text:style-name="Standard"><text:s/></text:p>
      <text:p text:style-name="Standard"/>
      <text:p text:style-name="Standard"/>
      <text:p text:style-name="Standard"/>
      <text:h text:style-name="Heading_20_1" text:outline-level="1"><text:soft-page-break/></text:h>
      <text:h text:style-name="Heading_20_1" text:outline-level="1">skills</text:h>
      <text:p text:style-name="Standard"/>
      <text:p text:style-name="Standard">Hard working </text:p>
      <text:p text:style-name="Standard">Do not crack under pressure </text:p>
      <text:p text:style-name="Standard">Computer literate: Microsoft Office (Outlook excel)</text:p>
      <text:p text:style-name="Standard">Good listening skills.</text:p>
      <text:p text:style-name="Standard">Interact with people.</text:p>
      <text:p text:style-name="Standard">Hobbies: Rugby and outdoor activities</text:p>
      <text:h text:style-name="Heading_20_1" text:outline-level="1"/>
      <text:p text:style-name="Standard"/>
      <text:p text:style-name="Standard"/>
      <text:p text:style-name="Standard"/>
      <text:p text:style-name="Standard"><text:s text:c="37"/></text:p>
      <text:p text:style-name="Standard"/>
      <text:p text:style-name="Standard"><text:s text:c="2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Britannic Bold" svg:font-family="'Britannic Bold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HG明朝B" svg:font-family="HG明朝B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404040" style:font-name="Cambria" fo:font-size="11pt" fo:language="en" fo:country="US" style:letter-kerning="false" style:font-name-asian="HG明朝B" style:font-size-asian="11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404040" style:font-name="Cambria" fo:font-size="11pt" fo:language="en" fo:country="US" style:letter-kerning="false" style:font-name-asian="HG明朝B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423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64cm" fo:margin-bottom="0.176cm" loext:contextual-spacing="true" fo:keep-together="always" fo:keep-with-next="always"/>
      <style:text-properties fo:color="#2a7b88" style:font-name="Cambria" fo:font-family="Cambria" style:font-family-generic="roman" style:font-pitch="variable" fo:font-size="14pt" fo:font-weight="bold" style:font-name-asian="HG明朝B" style:font-family-asian="HG明朝B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06cm" fo:margin-bottom="0.071cm" loext:contextual-spacing="true" fo:keep-together="always" fo:keep-with-next="always"/>
      <style:text-properties fo:text-transform="uppercase" fo:color="#262626" style:font-name="Cambria" fo:font-family="Cambria" style:font-family-generic="roman" style:font-pitch="variable" fo:font-size="12pt" fo:font-weight="bold" style:font-name-asian="HG明朝B" style:font-family-asian="HG明朝B" style:font-family-generic-asian="system" style:font-pitch-asian="variable" style:font-size-asian="12pt" style:font-weight-asian="bold" style:font-name-complex="F" style:font-family-generic-complex="system" style:font-pitch-complex="variable" style:font-size-complex="13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style:font-name-asian="HG明朝B" style:font-family-asian="HG明朝B" style:font-family-generic-asian="system" style:font-pitch-asian="variable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tyle="italic" style:font-name-asian="HG明朝B" style:font-family-asian="HG明朝B" style:font-family-generic-asian="system" style:font-pitch-asian="variable" style:font-style-asian="italic" style:font-name-complex="F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cm" fo:margin-bottom="0.212cm" loext:contextual-spacing="true" fo:padding-left="0cm" fo:padding-right="0cm" fo:padding-top="0cm" fo:padding-bottom="0.141cm" fo:border-left="none" fo:border-right="none" fo:border-top="none" fo:border-bottom="1.5pt solid #39a5b7"/>
      <style:text-properties fo:color="#2a7b88" style:font-name="Cambria" fo:font-family="Cambria" style:font-family-generic="roman" style:font-pitch="variable" fo:font-size="28pt" style:letter-kerning="true" style:font-name-asian="HG明朝B" style:font-family-asian="HG明朝B" style:font-family-generic-asian="system" style:font-pitch-asian="variable" style:font-size-asian="28pt" style:font-name-complex="F" style:font-family-generic-complex="system" style:font-pitch-complex="variable"/>
    </style:style>
    <style:style style:name="List_20_Bullet" style:display-name="List Bullet" style:family="paragraph" style:parent-style-name="Standard" style:default-outline-level="">
      <style:paragraph-properties fo:margin-top="0cm" fo:margin-bottom="0.423cm" loext:contextual-spacing="true" fo:line-height="120%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text-align="end" style:justify-single-word="false"/>
      <style:text-properties fo:color="#2a7b88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564cm" fo:margin-bottom="0.176cm" loext:contextual-spacing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2a7b88" fo:border-bottom="0.51pt solid #2a7b88"/>
      <style:text-properties fo:color="#2a7b88" fo:font-style="italic" style:font-style-asian="italic" style:font-style-complex="italic"/>
    </style:style>
    <style:style style:name="List_20_Number" style:display-name="List Number" style:family="paragraph" style:parent-style-name="Standard" style:default-outline-level="">
      <style:paragraph-properties fo:margin-top="0cm" fo:margin-bottom="0.423cm" loext:contextual-spacing="true" fo:line-height="12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style:font-size-complex="8pt"/>
    </style:style>
    <style:style style:name="Block_20_Text" style:display-name="Block Text" style:family="paragraph" style:parent-style-name="Standard" style:default-outline-level="">
      <style:paragraph-properties fo:margin-left="2.032cm" fo:margin-right="2.032cm" fo:text-indent="0cm" style:auto-text-indent="false" fo:padding="0.353cm" fo:border="0.26pt solid #39a5b7"/>
      <style:text-properties fo:color="#2a7b88" fo:font-style="italic" style:font-style-asian="italic" style:font-style-complex="italic"/>
    </style:style>
    <style:style style:name="Body_20_Text_20_Indent_20_3" style:display-name="Body Text Indent 3" style:family="paragraph" style:parent-style-name="Standard" style:default-outline-level="">
      <style:paragraph-properties fo:margin-left="0.635cm" fo:margin-right="0cm" fo:margin-top="0cm" fo:margin-bottom="0.212cm" loext:contextual-spacing="false" fo:text-indent="0cm" style:auto-text-indent="false"/>
      <style:text-properties style:font-size-complex="8pt"/>
    </style:style>
    <style:style style:name="Document_20_Map" style:display-name="Document Map" style:family="paragraph" style:parent-style-name="Standard" style:default-outline-level="">
      <style:paragraph-properties fo:margin-top="0cm" fo:margin-bottom="0cm" loext:contextual-spacing="false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d4d4d" fo:font-style="italic" style:font-style-asian="italic" style:font-size-complex="9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/>
      <style:text-properties style:font-size-complex="10pt"/>
    </style:style>
    <style:style style:name="envelope_20_return" style:display-name="envelope return" style:family="paragraph" style:parent-style-name="Standard" style:default-outline-level="">
      <style:paragraph-properties fo:margin-top="0cm" fo:margin-bottom="0cm" loext:contextual-spacing="false"/>
      <style:text-properties style:font-name="Cambria" fo:font-family="Cambria" style:font-family-generic="roman" style:font-pitch="variable" style:font-name-asian="HG明朝B" style:font-family-asian="HG明朝B" style:font-family-generic-asian="system" style:font-pitch-asian="variable" style:font-name-complex="F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paragraph-properties fo:margin-top="0cm" fo:margin-bottom="0cm" loext:contextual-spacing="false"/>
      <style:text-properties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/>
      <style:text-properties style:font-name="Consolas" fo:font-family="Consolas" style:font-family-generic="roman" style:font-pitch="variable" style:font-size-complex="10pt"/>
    </style:style>
    <style:style style:name="macro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nsolas" fo:font-family="Consolas" style:font-family-generic="roman" style:font-pitch="variable" style:font-size-complex="10pt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/>
      <style:text-properties style:font-name="Consolas" fo:font-family="Consolas" style:font-family-generic="roman" style:font-pitch="variable" style:font-size-complex="10.5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2a7b88" style:font-name="Cambria" fo:font-family="Cambria" style:font-family-generic="roman" style:font-pitch="variable" fo:font-size="28pt" style:letter-kerning="true" style:font-name-asian="HG明朝B" style:font-family-asian="HG明朝B" style:font-family-generic-asian="system" style:font-pitch-asian="variable" style:font-size-asian="28pt" style:font-name-complex="F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393939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>
      <style:text-properties fo:color="#2a7b88"/>
    </style:style>
    <style:style style:name="Heading_20_1_20_Char" style:display-name="Heading 1 Char" style:family="text" style:parent-style-name="Default_20_Paragraph_20_Font">
      <style:text-properties fo:color="#2a7b88" style:font-name="Cambria" fo:font-family="Cambria" style:font-family-generic="roman" style:font-pitch="variable" fo:font-size="14pt" fo:font-weight="bold" style:font-name-asian="HG明朝B" style:font-family-asian="HG明朝B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text-transform="uppercase" fo:color="#262626" style:font-name="Cambria" fo:font-family="Cambria" style:font-family-generic="roman" style:font-pitch="variable" fo:font-size="12pt" fo:font-weight="bold" style:font-name-asian="HG明朝B" style:font-family-asian="HG明朝B" style:font-family-generic-asian="system" style:font-pitch-asian="variable" style:font-size-asian="12pt" style:font-weight-asian="bold" style:font-name-complex="F" style:font-family-generic-complex="system" style:font-pitch-complex="variable" style:font-size-complex="13pt"/>
    </style:style>
    <style:style style:name="Intense_20_Emphasis" style:display-name="Intense Emphasis" style:family="text" style:parent-style-name="Default_20_Paragraph_20_Font">
      <style:text-properties fo:color="#2a7b88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a7b88" fo:letter-spacing="0.009cm" fo:font-weight="bold" style:font-weight-asian="bold" style:font-weight-complex="bold"/>
    </style:style>
    <style:style style:name="Intense_20_Quote_20_Char" style:display-name="Intense Quote Char" style:family="text" style:parent-style-name="Default_20_Paragraph_20_Font">
      <style:text-properties fo:color="#2a7b88" fo:font-style="italic" style:font-style-asian="italic" style:font-style-complex="italic"/>
    </style:style>
    <style:style style:name="Visited_20_Internet_20_Link" style:display-name="Visited Internet Link" style:family="text" style:parent-style-name="Default_20_Paragraph_20_Font">
      <style:text-properties fo:color="#7b4968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2a7b88" style:text-underline-style="solid" style:text-underline-width="auto" style:text-underline-color="font-color"/>
    </style:style>
    <style:style style:name="Body_20_Text_20_3_20_Char" style:display-name="Body Text 3 Char" style:family="text" style:parent-style-name="Default_20_Paragraph_20_Font">
      <style:text-properties style:font-size-complex="8pt"/>
    </style:style>
    <style:style style:name="Body_20_Text_20_Indent_20_3_20_Char" style:display-name="Body Text Indent 3 Char" style:family="text" style:parent-style-name="Default_20_Paragraph_20_Font">
      <style:text-properties style:font-size-complex="8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Document_20_Map_20_Char" style:display-name="Document Map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Heading_20_8_20_Char" style:display-name="Heading 8 Char" style:family="text" style:parent-style-name="Default_20_Paragraph_20_Font">
      <style:text-properties fo:color="#272727" style:font-name="Cambria" fo:font-family="Cambria" style:font-family-generic="roman" style:font-pitch="variable" style:font-name-asian="HG明朝B" style:font-family-asian="HG明朝B" style:font-family-generic-asian="system" style:font-pitch-asian="variable" style:font-name-complex="F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mbria" fo:font-family="Cambria" style:font-family-generic="roman" style:font-pitch="variable" fo:font-style="italic" style:font-name-asian="HG明朝B" style:font-family-asian="HG明朝B" style:font-family-generic-asian="system" style:font-pitch-asian="variable" style:font-style-asian="italic" style:font-name-complex="F" style:font-family-generic-complex="system" style:font-pitch-complex="variable" style:font-size-complex="10.5pt" style:font-style-complex="italic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Comment_20_Text_20_Char" style:display-name="Comment Text Char" style:family="text" style:parent-style-name="Default_20_Paragraph_20_Font">
      <style:text-properties style:font-size-complex="10pt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size-complex="10pt" style:font-weight-complex="bold"/>
    </style:style>
    <style:style style:name="Endnote_20_Text_20_Char" style:display-name="Endnote Text Char" style:family="text" style:parent-style-name="Default_20_Paragraph_20_Font">
      <style:text-properties style:font-size-complex="10pt"/>
    </style:style>
    <style:style style:name="Footnote_20_Text_20_Char" style:display-name="Footnote Text Char" style:family="text" style:parent-style-name="Default_20_Paragraph_20_Font">
      <style:text-properties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Macro_20_Text_20_Char" style:display-name="Macro Text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·" text:bullet-char="·">
        <style:list-level-properties text:list-level-position-and-space-mode="label-alignment">
          <style:list-level-label-alignment text:label-followed-by="listtab" text:list-tab-stop-position="0.254cm" fo:text-indent="-0.254cm" fo:margin-left="0.254cm"/>
        </style:list-level-properties>
        <style:text-properties fo:font-family="Cambri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·" text:bullet-char="·">
        <style:list-level-properties text:list-level-position-and-space-mode="label-alignment">
          <style:list-level-label-alignment text:label-followed-by="listtab" text:list-tab-stop-position="0.254cm" fo:text-indent="-0.254cm" fo:margin-left="0.254cm"/>
        </style:list-level-properties>
        <style:text-properties fo:font-family="Cambri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·" text:bullet-char="·">
        <style:list-level-properties text:list-level-position-and-space-mode="label-alignment">
          <style:list-level-label-alignment text:label-followed-by="listtab" text:list-tab-stop-position="0.254cm" fo:text-indent="-0.254cm" fo:margin-left="0.254cm"/>
        </style:list-level-properties>
        <style:text-properties fo:font-family="Cambri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·" text:bullet-char="·">
        <style:list-level-properties text:list-level-position-and-space-mode="label-alignment">
          <style:list-level-label-alignment text:label-followed-by="listtab" text:list-tab-stop-position="0.254cm" fo:text-indent="-0.254cm" fo:margin-left="0.254cm"/>
        </style:list-level-properties>
        <style:text-properties fo:font-family="Cambri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·" text:bullet-char="·">
        <style:list-level-properties text:list-level-position-and-space-mode="label-alignment">
          <style:list-level-label-alignment text:label-followed-by="listtab" text:list-tab-stop-position="0.381cm" fo:text-indent="-0.381cm" fo:margin-left="0.381cm"/>
        </style:list-level-properties>
        <style:text-properties fo:font-family="Cambria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143cm" fo:text-indent="-0.381cm" fo:margin-left="1.143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905cm" fo:text-indent="-0.381cm" fo:margin-left="1.90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667cm" fo:text-indent="-0.381cm" fo:margin-left="2.667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.429cm" fo:text-indent="-0.381cm" fo:margin-left="3.429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4.191cm" fo:text-indent="-0.381cm" fo:margin-left="4.19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953cm" fo:text-indent="-0.381cm" fo:margin-left="4.953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5.715cm" fo:text-indent="-0.381cm" fo:margin-left="5.71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6.477cm" fo:text-indent="-0.381cm" fo:margin-left="6.47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397cm" fo:text-indent="-0.508cm" fo:margin-left="1.39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508cm" fo:margin-left="3.175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4.064cm" fo:text-indent="-0.508cm" fo:margin-left="4.064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4.953cm" fo:text-indent="-0.508cm" fo:margin-left="4.95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842cm" fo:text-indent="-0.508cm" fo:margin-left="5.84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6.731cm" fo:text-indent="-0.508cm" fo:margin-left="6.731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7.62cm" fo:text-indent="-0.508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778cm" fo:margin-bottom="1.27cm" fo:margin-left="2.032cm" fo:margin-right="2.03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62cm" fo:margin-left="0cm" fo:margin-right="0cm" fo:margin-top="0.66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778cm" fo:margin-bottom="2.032cm" fo:margin-left="2.032cm" fo:margin-right="2.03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Page 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ania Calvert</meta:initial-creator>
    <meta:editing-cycles>4</meta:editing-cycles>
    <meta:print-date>2018-06-05T10:09:00</meta:print-date>
    <meta:creation-date>2021-03-09T11:46:00</meta:creation-date>
    <dc:date>2021-05-11T11:17:14.461260866</dc:date>
    <meta:editing-duration>PT5M16S</meta:editing-duration>
    <meta:generator>LibreOffice/6.4.2.2$Linux_X86_64 LibreOffice_project/40$Build-2</meta:generator>
    <meta:document-statistic meta:table-count="0" meta:image-count="0" meta:object-count="0" meta:page-count="3" meta:paragraph-count="49" meta:word-count="212" meta:character-count="1593" meta:non-whitespace-character-count="1264"/>
    <meta:user-defined meta:name="AppVersion">16.0000</meta:user-defined>
    <meta:user-defined meta:name="ContentTypeId">0x0101007011B49314B3C94AADDA7A034D4631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esume%20(color).dotx" xlink:href=""/>
  </office:meta>
</office:document-meta>
</file>